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>
      <style:paragraph-properties fo:text-align="justify" style:justify-single-word="false"/>
      <style:text-properties officeooo:rsid="001f84a4" officeooo:paragraph-rsid="001f84a4"/>
    </style:style>
    <style:style style:name="P4" style:family="paragraph" style:parent-style-name="Heading_20_2">
      <style:paragraph-properties fo:text-align="justify" style:justify-single-word="false"/>
      <style:text-properties officeooo:rsid="00218828" officeooo:paragraph-rsid="00218828"/>
    </style:style>
    <style:style style:name="P5" style:family="paragraph" style:parent-style-name="Text_20_body">
      <style:paragraph-properties fo:text-align="justify" style:justify-single-word="false"/>
      <style:text-properties officeooo:rsid="0021c94d" officeooo:paragraph-rsid="0021c94d"/>
    </style:style>
    <style:style style:name="P6" style:family="paragraph" style:parent-style-name="Text_20_body">
      <style:paragraph-properties fo:margin-left="1.251cm" fo:text-align="justify" style:justify-single-word="false" fo:text-indent="0cm" style:auto-text-indent="false"/>
      <style:text-properties officeooo:rsid="0021c94d" officeooo:paragraph-rsid="0021c94d"/>
    </style:style>
    <style:style style:name="P7" style:family="paragraph" style:parent-style-name="Text_20_body">
      <style:paragraph-properties fo:text-align="justify" style:justify-single-word="false"/>
      <style:text-properties officeooo:rsid="0021c94d" officeooo:paragraph-rsid="00250dd7"/>
    </style:style>
    <style:style style:name="P8" style:family="paragraph" style:parent-style-name="Text_20_body">
      <style:paragraph-properties fo:text-align="justify" style:justify-single-word="false"/>
      <style:text-properties officeooo:rsid="0021c94d" officeooo:paragraph-rsid="002328e2"/>
    </style:style>
    <style:style style:name="P9" style:family="paragraph" style:parent-style-name="Text_20_body">
      <style:paragraph-properties fo:margin-left="1.251cm" fo:text-align="justify" style:justify-single-word="false" fo:text-indent="0cm" style:auto-text-indent="false"/>
      <style:text-properties officeooo:rsid="002328e2" officeooo:paragraph-rsid="002328e2"/>
    </style:style>
    <style:style style:name="P10" style:family="paragraph" style:parent-style-name="Text_20_body">
      <style:paragraph-properties fo:text-align="justify" style:justify-single-word="false"/>
      <style:text-properties officeooo:rsid="002328e2" officeooo:paragraph-rsid="002328e2"/>
    </style:style>
    <style:style style:name="P11" style:family="paragraph" style:parent-style-name="Text_20_body">
      <style:paragraph-properties fo:text-align="justify" style:justify-single-word="false"/>
      <style:text-properties officeooo:rsid="00250dd7" officeooo:paragraph-rsid="00250dd7"/>
    </style:style>
    <style:style style:name="P12" style:family="paragraph" style:parent-style-name="Text_20_body">
      <style:paragraph-properties fo:margin-left="1.251cm" fo:text-align="justify" style:justify-single-word="false" fo:text-indent="0cm" style:auto-text-indent="false"/>
      <style:text-properties officeooo:rsid="00250dd7" officeooo:paragraph-rsid="00250dd7"/>
    </style:style>
    <style:style style:name="P13" style:family="paragraph" style:parent-style-name="Text_20_body">
      <style:paragraph-properties fo:text-align="justify" style:justify-single-word="false"/>
      <style:text-properties officeooo:rsid="0026a0b7" officeooo:paragraph-rsid="0026a0b7"/>
    </style:style>
    <style:style style:name="P14" style:family="paragraph" style:parent-style-name="Text_20_body">
      <style:paragraph-properties fo:margin-left="1.251cm" fo:text-align="justify" style:justify-single-word="false" fo:text-indent="0cm" style:auto-text-indent="false"/>
      <style:text-properties officeooo:rsid="0026a0b7" officeooo:paragraph-rsid="0026a0b7"/>
    </style:style>
    <style:style style:name="P15" style:family="paragraph" style:parent-style-name="Text_20_body">
      <style:paragraph-properties fo:margin-left="0cm" fo:text-align="justify" style:justify-single-word="false" fo:text-indent="0cm" style:auto-text-indent="false"/>
      <style:text-properties officeooo:rsid="0026a0b7" officeooo:paragraph-rsid="0026a0b7"/>
    </style:style>
    <style:style style:name="P16" style:family="paragraph" style:parent-style-name="Text_20_body">
      <style:paragraph-properties fo:margin-left="1.251cm" fo:text-align="justify" style:justify-single-word="false" fo:text-indent="0cm" style:auto-text-indent="false"/>
      <style:text-properties officeooo:rsid="00287a89" officeooo:paragraph-rsid="00287a89"/>
    </style:style>
    <style:style style:name="P17" style:family="paragraph" style:parent-style-name="Text_20_body">
      <style:paragraph-properties fo:margin-left="0cm" fo:text-align="justify" style:justify-single-word="false" fo:text-indent="0cm" style:auto-text-indent="false"/>
      <style:text-properties officeooo:rsid="00287a89" officeooo:paragraph-rsid="00287a89"/>
    </style:style>
    <style:style style:name="P18" style:family="paragraph" style:parent-style-name="Text_20_body">
      <style:paragraph-properties fo:text-align="justify" style:justify-single-word="false"/>
      <style:text-properties officeooo:rsid="00287a89" officeooo:paragraph-rsid="00287a89"/>
    </style:style>
    <style:style style:name="P19" style:family="paragraph" style:parent-style-name="Text_20_body">
      <style:paragraph-properties fo:text-align="justify" style:justify-single-word="false"/>
      <style:text-properties officeooo:paragraph-rsid="00218828"/>
    </style:style>
    <style:style style:name="P20" style:family="paragraph" style:parent-style-name="Text_20_body">
      <style:paragraph-properties fo:margin-left="1.251cm" fo:text-align="justify" style:justify-single-word="false" fo:text-indent="0cm" style:auto-text-indent="false"/>
      <style:text-properties officeooo:rsid="002dc823" officeooo:paragraph-rsid="002dc82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2328e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288f7a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328e2"/>
    </style:style>
    <style:style style:name="T7" style:family="text">
      <style:text-properties style:text-underline-style="none" officeooo:rsid="00287a89"/>
    </style:style>
    <style:style style:name="T8" style:family="text">
      <style:text-properties style:text-underline-style="none" officeooo:rsid="00288f7a"/>
    </style:style>
    <style:style style:name="T9" style:family="text">
      <style:text-properties style:text-underline-style="none" officeooo:rsid="002dc823"/>
    </style:style>
    <style:style style:name="T10" style:family="text">
      <style:text-properties officeooo:rsid="002328e2"/>
    </style:style>
    <style:style style:name="T11" style:family="text">
      <style:text-properties officeooo:rsid="00250d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ODELAGEM LÓGICA</text:h>
      <text:h text:style-name="P4" text:outline-level="2">Modelo Relacional</text:h>
      <text:p text:style-name="P19"/>
      <text:p text:style-name="P19"/>
      <text:p text:style-name="P5">Personagem (<text:span text:style-name="T1">nome</text:span>, ocupação, idade, genero, residencia, local_nasc, pv, sanidade, <text:span text:style-name="T10">cpf_jogador</text:span>)</text:p>
      <text:p text:style-name="P9">cpf_jogador referencia Jogador</text:p>
      <text:p text:style-name="P5"/>
      <text:p text:style-name="P5">PilarSanidade (<text:span text:style-name="T1">nome_personagem</text:span>, <text:span text:style-name="T1">nome</text:span>, tipo, condicao)</text:p>
      <text:p text:style-name="P6">nome_personagem referencia personagem</text:p>
      <text:p text:style-name="P5"/>
      <text:p text:style-name="P5">NivelCredito (<text:span text:style-name="T1">nome_personagem</text:span>, <text:span text:style-name="T1">nivel</text:span>, patrimonio, dinheiro, niv_gasto, classif)</text:p>
      <text:p text:style-name="P6">nome_personagem referencia personagem</text:p>
      <text:p text:style-name="P5"/>
      <text:p text:style-name="P5">Atributos (<text:span text:style-name="T1">nome_personagem</text:span>, for, com, tam, des, apa, int, pod, edu)</text:p>
      <text:p text:style-name="P6">nome_personagem referencia personagem</text:p>
      <text:p text:style-name="P5"/>
      <text:p text:style-name="P11">Cemitério (<text:span text:style-name="T1">nome</text:span>)</text:p>
      <text:p text:style-name="P5"/>
      <text:p text:style-name="P11">Sepultamento (<text:span text:style-name="T1">nome_personagem</text:span>, <text:span text:style-name="T1">nome_cemiterio</text:span>, <text:span text:style-name="T1">num_sessao</text:span><text:span text:style-name="T5">, </text:span><text:span text:style-name="T8">causa_morte</text:span>)</text:p>
      <text:p text:style-name="P12">nome_personagem referencia Personagem</text:p>
      <text:p text:style-name="P12">nome_cemiterio referencia Cemitério</text:p>
      <text:p text:style-name="P12">num_sessao referencia Sessao</text:p>
      <text:p text:style-name="P5"/>
      <text:p text:style-name="P5">Sess<text:span text:style-name="T11">a</text:span>o (<text:span text:style-name="T1">numero</text:span>, data)</text:p>
      <text:p text:style-name="P5"/>
      <text:p text:style-name="P7">Jogador (<text:span text:style-name="T2">cpf</text:span>, nome)</text:p>
      <text:p text:style-name="P7"><text:soft-page-break/></text:p>
      <text:p text:style-name="P10">Participacao (<text:span text:style-name="T2">cpf_jogador</text:span>, <text:span text:style-name="T1">num_sessao</text:span>)</text:p>
      <text:p text:style-name="P9"><text:span text:style-name="T11">cpf_jogador referencia Jogador</text:span></text:p>
      <text:p text:style-name="P12">num_sessao referencia Sessao</text:p>
      <text:p text:style-name="P8"/>
      <text:p text:style-name="P5">Combate (<text:span text:style-name="T1">data_hora</text:span>)</text:p>
      <text:p text:style-name="P5"/>
      <text:p text:style-name="P5">Locacao (<text:span text:style-name="T1">nome</text:span>, endereco, tipo)</text:p>
      <text:p text:style-name="P5"/>
      <text:p text:style-name="P11">Acontecimento (<text:span text:style-name="T1">data_hora_comb</text:span>, <text:span text:style-name="T1">nome_loca</text:span>)</text:p>
      <text:p text:style-name="P12">data_hora_comb referencia Combate</text:p>
      <text:p text:style-name="P12">nome_loca referencia Locacao</text:p>
      <text:p text:style-name="P5"/>
      <text:p text:style-name="P5">Npc (<text:span text:style-name="T1">nome</text:span><text:span text:style-name="T5">, idade, inclinacao, descricao, caracteristicas)</text:span></text:p>
      <text:p text:style-name="P5"><text:span text:style-name="T5"/></text:p>
      <text:p text:style-name="P13"><text:span text:style-name="T5">Enfrentamento (</text:span><text:span text:style-name="T1">data_hora_comb</text:span><text:span text:style-name="T5">, </text:span><text:span text:style-name="T1">nome_npc</text:span><text:span text:style-name="T5">, <text:s/></text:span><text:span text:style-name="T1">nome_persona</text:span><text:span text:style-name="T5">)</text:span></text:p>
      <text:p text:style-name="P14"><text:span text:style-name="T5">data_hora_comb referencia Combate</text:span></text:p>
      <text:p text:style-name="P14"><text:span text:style-name="T5">nome_npc referencia Npc</text:span></text:p>
      <text:p text:style-name="P14"><text:span text:style-name="T5">nome_persona referencia Personagem</text:span></text:p>
      <text:p text:style-name="P5"><text:span text:style-name="T5"/></text:p>
      <text:p text:style-name="P5"><text:span text:style-name="T6">G</text:span><text:span text:style-name="T5">rupo </text:span><text:span text:style-name="T6">(</text:span><text:span text:style-name="T3">nome</text:span><text:span text:style-name="T6">, tendencia)</text:span></text:p>
      <text:p text:style-name="P5"><text:span text:style-name="T6"/></text:p>
      <text:p text:style-name="P13"><text:span text:style-name="T6">E</text:span><text:span text:style-name="T5">ncontra-se (</text:span><text:span text:style-name="T1">nome_npc</text:span><text:span text:style-name="T5">, </text:span><text:span text:style-name="T1">nome_grupo</text:span><text:span text:style-name="T5">, </text:span><text:span text:style-name="T1">nome_locacao</text:span><text:span text:style-name="T5">)</text:span></text:p>
      <text:p text:style-name="P14"><text:span text:style-name="T5">nome_npc referencia Npc</text:span></text:p>
      <text:p text:style-name="P14"><text:span text:style-name="T5">nome_grupo referencia Grupo</text:span></text:p>
      <text:p text:style-name="P14"><text:span text:style-name="T5">nome_locacao referencia Locacao</text:span></text:p>
      <text:p text:style-name="P15"><text:span text:style-name="T5"/></text:p>
      <text:p text:style-name="P15"><text:span text:style-name="T5">Magia (</text:span><text:span text:style-name="T1">nome</text:span><text:span text:style-name="T5">, temp_conj, descricao, custo)</text:span></text:p>
      <text:p text:style-name="P15"><text:soft-page-break/><text:span text:style-name="T5"/></text:p>
      <text:p text:style-name="P15"><text:span text:style-name="T5">LivroPossuiMagia (</text:span><text:span text:style-name="T1">nome_item</text:span><text:span text:style-name="T5">, </text:span><text:span text:style-name="T1">nome_magia</text:span><text:span text:style-name="T5">)</text:span></text:p>
      <text:p text:style-name="P14"><text:span text:style-name="T5">nome_item referencia Item</text:span></text:p>
      <text:p text:style-name="P14"><text:span text:style-name="T5">nome_magia referencia Magia</text:span></text:p>
      <text:p text:style-name="P15"><text:span text:style-name="T5"/></text:p>
      <text:p text:style-name="P15"><text:span text:style-name="T5">Item (</text:span><text:span text:style-name="T1">nome</text:span><text:span text:style-name="T7">, nome_locacao, </text:span><text:span text:style-name="T9">nome_persona</text:span><text:span text:style-name="T5">)</text:span></text:p>
      <text:p text:style-name="P16"><text:span text:style-name="T5">nome_locacao referencia Locacao</text:span></text:p>
      <text:p text:style-name="P20"><text:span text:style-name="T9">n</text:span><text:span text:style-name="T5">ome_persona referencia Personagem</text:span></text:p>
      <text:p text:style-name="P15"><text:span text:style-name="T5"/></text:p>
      <text:p text:style-name="P15"><text:span text:style-name="T5">Livro (</text:span><text:span text:style-name="T1">nome_item</text:span><text:span text:style-name="T5">, temp_estudo, mythos, perda_san)</text:span></text:p>
      <text:p text:style-name="P14"><text:span text:style-name="T5">nome_item referencia Item</text:span></text:p>
      <text:p text:style-name="P15"><text:span text:style-name="T5"/></text:p>
      <text:p text:style-name="P15"><text:span text:style-name="T5">Artefato (</text:span><text:span text:style-name="T1">nome_item</text:span><text:span text:style-name="T5">, </text:span><text:span text:style-name="T7">usado_por, descricao)</text:span></text:p>
      <text:p text:style-name="P16"><text:span text:style-name="T5">nome_item referencia Item</text:span></text:p>
      <text:p text:style-name="P15"><text:span text:style-name="T5"/></text:p>
      <text:p text:style-name="P17"><text:span text:style-name="T5">Arma (</text:span><text:span text:style-name="T1">nome_item</text:span><text:span text:style-name="T5">, tipo, defeito, tam_pente, dano, id)</text:span></text:p>
      <text:p text:style-name="P16"><text:span text:style-name="T6">nome_item referencia Item</text:span></text:p>
      <text:p text:style-name="P5"><text:span text:style-name="T6"/></text:p>
      <text:p text:style-name="P18"><text:span text:style-name="T6">D</text:span><text:span text:style-name="T5">ocumento (</text:span><text:span text:style-name="T1">nome_item</text:span><text:span text:style-name="T5">, tipo, </text:span><text:span text:style-name="T1">codigo</text:span><text:span text:style-name="T5">)</text:span></text:p>
      <text:p text:style-name="P16"><text:span text:style-name="T5">nome_item referencia Item</text:span></text:p>
      <text:p text:style-name="P5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bookmark-start text:name="PageNumWizard_FOOTER_Estilo de página Padrão1"/><text:page-number text:select-page="current">3</text:page-number><text:bookmark-end text:name="PageNumWizard_FOOTER_Estilo de página Padrã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4:50:11.479578063</meta:creation-date>
    <dc:date>2025-07-05T20:55:15.614385570</dc:date>
    <meta:editing-duration>PT30M19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3" meta:paragraph-count="51" meta:word-count="186" meta:character-count="1810" meta:non-whitespace-character-count="1674"/>
  </office:meta>
</office:document-meta>
</file>